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croInstance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Instance.addTask( Task nested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Instance.processTas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croInstance.getMacro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addTask( Task nested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Instance.setDynam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Instance.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MacroInstance.setMacroDef( MacroDef macro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Instance.getNsEle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croInstance.macroSubs( String s , Map macroMapping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MacroInstance.createDynamic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Instance.copy( UnknownElement ue , boolean neste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Element.getUnknown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